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4e943" officeooo:paragraph-rsid="0014e943"/>
    </style:style>
    <style:style style:name="P2" style:family="paragraph" style:parent-style-name="Preformatted_20_Text">
      <style:text-properties fo:font-variant="normal" fo:text-transform="none" fo:color="#000000" loext:opacity="100%" fo:letter-spacing="normal" officeooo:rsid="0014e943" officeooo:paragraph-rsid="0014e943"/>
    </style:style>
    <style:style style:name="P3" style:family="paragraph" style:parent-style-name="Preformatted_20_Text">
      <style:paragraph-properties fo:orphans="2" fo:widows="2" fo:text-indent="0cm" style:auto-text-indent="false"/>
      <style:text-properties fo:font-variant="normal" fo:text-transform="none" fo:color="#000000" loext:opacity="100%" fo:letter-spacing="normal"/>
    </style:style>
    <style:style style:name="P4" style:family="paragraph" style:parent-style-name="Preformatted_20_Text">
      <style:paragraph-properties fo:orphans="2" fo:widows="2" fo:text-indent="0cm" style:auto-text-indent="false"/>
      <style:text-properties fo:font-variant="normal" fo:text-transform="none" fo:color="#000000" loext:opacity="100%" fo:letter-spacing="normal" style:font-size-asian="10.5pt" style:font-style-asian="normal" style:font-weight-asian="normal"/>
    </style:style>
    <style:style style:name="P5" style:family="paragraph" style:parent-style-name="Preformatted_20_Text">
      <style:paragraph-properties fo:margin-top="0cm" fo:margin-bottom="0.499cm" style:contextual-spacing="false" fo:orphans="2" fo:widows="2" fo:text-indent="0cm" style:auto-text-indent="false"/>
      <style:text-properties fo:font-variant="normal" fo:text-transform="none" fo:color="#000000" loext:opacity="100%" fo:letter-spacing="normal" style:font-size-asian="10.5pt" style:font-style-asian="normal" style:font-weight-asian="normal"/>
    </style:style>
    <style:style style:name="P6" style:family="paragraph" style:parent-style-name="Preformatted_20_Text">
      <style:text-properties fo:font-variant="normal" fo:text-transform="none" fo:color="#000000" loext:opacity="100%" fo:font-size="10.5pt" fo:letter-spacing="normal" fo:font-style="normal" fo:font-weight="normal" officeooo:rsid="0014e943" officeooo:paragraph-rsid="0014e943"/>
    </style:style>
    <style:style style:name="P7" style:family="paragraph" style:parent-style-name="Preformatted_20_Text">
      <style:paragraph-properties fo:orphans="2" fo:widows="2" fo:text-indent="0cm" style:auto-text-indent="false"/>
      <style:text-properties fo:font-variant="normal" fo:text-transform="none" fo:color="#000000" loext:opacity="100%" fo:font-size="10.5pt" fo:letter-spacing="normal" fo:font-style="normal" fo:font-weight="normal"/>
    </style:style>
    <style:style style:name="P8" style:family="paragraph" style:parent-style-name="Preformatted_20_Text">
      <style:paragraph-properties fo:margin-top="0cm" fo:margin-bottom="0.499cm" style:contextual-spacing="false" fo:orphans="2" fo:widows="2" fo:text-indent="0cm" style:auto-text-indent="false"/>
      <style:text-properties fo:font-variant="normal" fo:text-transform="none" fo:color="#000000" loext:opacity="100%" fo:font-size="10.5pt" fo:letter-spacing="normal" fo:font-style="normal" fo:font-weight="normal"/>
    </style:style>
    <style:style style:name="T1" style:family="text">
      <style:text-properties style:font-size-asian="10.5pt" style:font-style-asian="normal" style:font-weight-asian="normal"/>
    </style:style>
    <style:style style:name="T2" style:family="text">
      <style:text-properties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中文</text:p>
      <text:p text:style-name="P2"><text:span text:style-name="T1">评论家的评论</text:span><text:span text:style-name="T2">:</text:span></text:p>
      <text:p text:style-name="P3"><text:span text:style-name="T1">审稿人</text:span><text:span text:style-name="T2">1</text:span></text:p>
      <text:p text:style-name="P4">我想感谢作者在这项研究中的努力，但我有一些评论：</text:p>
      <text:p text:style-name="P3"><text:span text:style-name="T2">-</text:span><text:span text:style-name="T1">引言部分：</text:span></text:p>
      <text:p text:style-name="P3"><text:span text:style-name="T2">1. </text:span><text:span text:style-name="T1">你能不能加上文献中下颌骨分支骨折和其他骨折的比例。</text:span></text:p>
      <text:p text:style-name="P3"><text:span text:style-name="T2">-</text:span><text:span text:style-name="T1">材料和方法：</text:span></text:p>
      <text:p text:style-name="P3"><text:span text:style-name="T1">写出以下缩写词的全称：</text:span><text:span text:style-name="T2">DICOM</text:span><text:span text:style-name="T1">格式。</text:span><text:span text:style-name="T2">CBCT</text:span></text:p>
      <text:p text:style-name="P3"><text:span text:style-name="T1">讨论</text:span><text:span text:style-name="T2">:</text:span></text:p>
      <text:p text:style-name="P3"><text:span text:style-name="T2">1. </text:span><text:span text:style-name="T1">取出：切开复位内固定，离开</text:span><text:span text:style-name="T2">ORIF</text:span></text:p>
      <text:p text:style-name="P3"><text:span text:style-name="T2">2. </text:span><text:span text:style-name="T1">填写作者时应更正为“</text:span><text:span text:style-name="T2">Champy[17,18]”</text:span><text:span text:style-name="T1">第一项研究包括另一名作者，而另一项研究包括另外两名作者。</text:span></text:p>
      <text:p text:style-name="P3"><text:span text:style-name="T1">因此，应该是：</text:span><text:span text:style-name="T2">Champy</text:span><text:span text:style-name="T1">和</text:span><text:span text:style-name="T2">Lodde[17]</text:span><text:span text:style-name="T1">和</text:span><text:span text:style-name="T2">Champy</text:span><text:span text:style-name="T1">等</text:span><text:span text:style-name="T2">[18]</text:span><text:span text:style-name="T1">的研究首次提出了下颌角张力带的概念，…</text:span></text:p>
      <text:p text:style-name="P4">这应该适用于所有引用。</text:p>
      <text:p text:style-name="P3"><text:span text:style-name="T2">3. </text:span><text:span text:style-name="T1">手稿中写道：“研究表明，当骨折端间的相对位移在</text:span><text:span text:style-name="T2">0.15mm</text:span><text:span text:style-name="T1">以内时，可以实现直接愈合。在本实验中，将骨折间隙设置为</text:span><text:span text:style-name="T2">1mm</text:span><text:span text:style-name="T1">，测量骨折在功能活动时的相对位移。</text:span></text:p>
      <text:p text:style-name="P3"><text:span text:style-name="T1">你写了研究使用了</text:span><text:span text:style-name="T2">0.15 mm</text:span><text:span text:style-name="T1">，而你只放了一个参考文献！</text:span></text:p>
      <text:p text:style-name="P3"><text:span text:style-name="T1">你是说</text:span><text:span text:style-name="T2">0.1</text:span><text:span text:style-name="T1">毫米吗？</text:span></text:p>
      <text:p text:style-name="P3"><text:span text:style-name="T1">解释为什么选择</text:span><text:span text:style-name="T2">0.1</text:span><text:span text:style-name="T1">而不是文献中使用的</text:span><text:span text:style-name="T2">0.15</text:span><text:span text:style-name="T1">。</text:span></text:p>
      <text:p text:style-name="P3"><text:span text:style-name="T2">4. </text:span><text:span text:style-name="T1">另外一项研究指出，对于支骨折，可以采用</text:span><text:span text:style-name="T2">Risdon</text:span><text:span text:style-name="T1">入路放置两块板，两者之间的距离为</text:span><text:span text:style-name="T2">20mm</text:span><text:span text:style-name="T1">。当需要更长的距离时，会显示其他方法。</text:span></text:p>
      <text:p text:style-name="P3"><text:span text:style-name="T2">5. </text:span><text:span text:style-name="T1">将你的结果与其他研究进行比较。</text:span></text:p>
      <text:p text:style-name="P3"><text:span text:style-name="T1">图</text:span><text:span text:style-name="T2">2</text:span><text:span text:style-name="T1">：为每张图片添加一个字母或数字</text:span></text:p>
      <text:p text:style-name="P3"><text:span text:style-name="T2">-</text:span><text:span text:style-name="T1">缩略语列表</text:span></text:p>
      <text:p text:style-name="P3"><text:span text:style-name="T1">审稿人</text:span><text:span text:style-name="T2">2</text:span></text:p>
      <text:p text:style-name="P4">题为“微孔板间距对下颌支骨折固定稳定性影响的有限元分析”的论文写得很好，提出了一项具有明确目标、可靠方法和临床相关发现的令人信服的研究。虽然某些部分可以从细微的改进中受益，但手稿的其余部分是全面的，连贯的，并有效地传达了研究的意义。</text:p>
      <text:p text:style-name="P3"><text:span text:style-name="T1">具体的评论</text:span><text:span text:style-name="T2">:</text:span></text:p>
      <text:p text:style-name="P4">题目：请在题目中注明研究的类型</text:p>
      <text:p text:style-name="P5">引言：虽然引言提供了一个很好的概述，但它可以从对微孔板间距的文献中的争议或差距的更强的关注中受益。</text:p>
      <text:p text:style-name="P1">英文：</text:p>
      <text:p text:style-name="P6">Reviewer Comments:</text:p>
      <text:p text:style-name="P7">Reviewer 1</text:p>
      <text:p text:style-name="P7">I <text:s/>would like to thank the authors for their efforts in the study, but I have few comments:</text:p>
      <text:p text:style-name="P7">- In the Introduction:</text:p>
      <text:p text:style-name="P7">1. Would you add the percentages of the ramus fracture versus other fractures of the mandible in the literature.</text:p>
      <text:p text:style-name="P7">- Materials and methods:</text:p>
      <text:p text:style-name="P7">Write the full name of the following abbreviations: <text:s/>DICOM format. CBCT</text:p>
      <text:p text:style-name="P7">- Discussion:</text:p>
      <text:p text:style-name="P7">1. Remove :Open reduction internal fixation and leave ORIF</text:p>
      <text:p text:style-name="P7">2. Writing the authors should be corrected: “Champy [17, 18]” The 1st study included another author, while the other study included two more authors. </text:p>
      <text:p text:style-name="P7">So, it should be: The studies of Champy and Lodde [17] and Champy et al [18] first proposed the concept of a tension band in the mandibular angle,…</text:p>
      <text:p text:style-name="P7">This should be applied for all references. </text:p>
      <text:p text:style-name="P7"><text:soft-page-break/>3. From the manuscript: “Studies have shown that when the relative displacement between the fracture ends is within 0.15mm, direct healing can be achieved [28]. In this experiment, the fracture gap was set to 1mm, and the relative displacement of the fracture during functional activities was measured” </text:p>
      <text:p text:style-name="P7">You have written that studies used 0.15 mm, while yu put only one reference!</text:p>
      <text:p text:style-name="P7">Do you mean 0.1 mm? </text:p>
      <text:p text:style-name="P7">Justify why you selected 0.1 instead 0.15 which was applied in the literature.</text:p>
      <text:p text:style-name="P7">4. Add a study pointed out that Risdon approach can be used for ramus fracture to put two plates with the distance between them is 20 mm. While other approaches are indicated when more distance is required.</text:p>
      <text:p text:style-name="P7">5. Compare your results with other studies.</text:p>
      <text:p text:style-name="P7">Figure 2: add a letter or number for each picture</text:p>
      <text:p text:style-name="P7">- List of abbreviations</text:p>
      <text:p text:style-name="P7">Reviewer 2</text:p>
      <text:p text:style-name="P7">The manuscript titled “Finite Element Analysis of the Influence of Microplate Spacing on the Stability of Mandibular Ramus Fracture Fixation” is well-written and presents a compelling study with clear objectives, robust methodology, and clinically relevant findings. While certain sections could benefit from minor refinements, the rest of the manuscript is comprehensive, coherent, and effectively communicates the significance of the research.</text:p>
      <text:p text:style-name="P7">Specific comments:</text:p>
      <text:p text:style-name="P7">Title: please mention the typeo f the study in the title</text:p>
      <text:p text:style-name="P8">Introduction: While the introduction provides a good overview, it could benefit from a stronger focus on the controversies or gaps in the literature regarding microplate spacing.</text:p>
      <text:p text:style-name="P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3:05:24.106433469</meta:creation-date>
    <dc:date>2025-02-11T16:40:53.792424726</dc:date>
    <meta:editing-duration>PT2H16M50S</meta:editing-duration>
    <meta:editing-cycles>2</meta:editing-cycles>
    <meta:generator>LibreOffice/24.8.4.2$Linux_X86_64 LibreOffice_project/3e97788786b20d724e2ed0ea7a111abce73cab63</meta:generator>
    <meta:document-statistic meta:table-count="0" meta:image-count="0" meta:object-count="0" meta:page-count="2" meta:paragraph-count="53" meta:word-count="970" meta:character-count="2951" meta:non-whitespace-character-count="2594"/>
  </office:meta>
</office:document-meta>
</file>